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9.024cm" fo:margin-left="0cm" fo:margin-right="-0.023cm" table:align="margins"/>
    </style:style>
    <style:style style:name="表格1.A" style:family="table-column">
      <style:table-column-properties style:column-width="0.84cm" style:rel-column-width="2892*"/>
    </style:style>
    <style:style style:name="表格1.B" style:family="table-column">
      <style:table-column-properties style:column-width="1.192cm" style:rel-column-width="4107*"/>
    </style:style>
    <style:style style:name="表格1.C" style:family="table-column">
      <style:table-column-properties style:column-width="1.61cm" style:rel-column-width="5547*"/>
    </style:style>
    <style:style style:name="表格1.D" style:family="table-column">
      <style:table-column-properties style:column-width="1.792cm" style:rel-column-width="6173*"/>
    </style:style>
    <style:style style:name="表格1.E" style:family="table-column">
      <style:table-column-properties style:column-width="1.492cm" style:rel-column-width="5140*"/>
    </style:style>
    <style:style style:name="表格1.F" style:family="table-column">
      <style:table-column-properties style:column-width="2.974cm" style:rel-column-width="10244*"/>
    </style:style>
    <style:style style:name="表格1.G" style:family="table-column">
      <style:table-column-properties style:column-width="1.21cm" style:rel-column-width="4168*"/>
    </style:style>
    <style:style style:name="表格1.H" style:family="table-column">
      <style:table-column-properties style:column-width="2.037cm" style:rel-column-width="7018*"/>
    </style:style>
    <style:style style:name="表格1.I" style:family="table-column">
      <style:table-column-properties style:column-width="0.303cm" style:rel-column-width="1045*"/>
    </style:style>
    <style:style style:name="表格1.J" style:family="table-column">
      <style:table-column-properties style:column-width="1.656cm" style:rel-column-width="5705*"/>
    </style:style>
    <style:style style:name="表格1.K" style:family="table-column">
      <style:table-column-properties style:column-width="1.693cm" style:rel-column-width="5833*"/>
    </style:style>
    <style:style style:name="表格1.L" style:family="table-column">
      <style:table-column-properties style:column-width="2.224cm" style:rel-column-width="7663*"/>
    </style:style>
    <style:style style:name="表格1.1" style:family="table-row">
      <style:table-row-properties style:min-row-height="1.984cm"/>
    </style:style>
    <style:style style:name="表格1.A1" style:family="table-cell">
      <style:table-cell-properties fo:padding="0cm" fo:border="none"/>
    </style:style>
    <style:style style:name="表格1.A3" style:family="table-cell">
      <style:table-cell-properties fo:padding="0.097cm" fo:border-left="0.035cm solid #000000" fo:border-right="none" fo:border-top="0.035cm solid #000000" fo:border-bottom="0.035cm solid #000000"/>
    </style:style>
    <style:style style:name="表格1.G3" style:family="table-cell">
      <style:table-cell-properties style:vertical-align="middle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表格1.J3" style:family="table-cell">
      <style:table-cell-properties fo:background-color="transparent" fo:padding="0.097cm" fo:border="0.035cm solid #000000">
        <style:background-image/>
      </style:table-cell-properties>
    </style:style>
    <style:style style:name="表格1.A4" style:family="table-cell">
      <style:table-cell-properties fo:padding="0.097cm" fo:border-left="0.035cm solid #000000" fo:border-right="none" fo:border-top="none" fo:border-bottom="0.035cm solid #000000"/>
    </style:style>
    <style:style style:name="表格1.J4" style:family="table-cell">
      <style:table-cell-properties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表格1.5" style:family="table-row">
      <style:table-row-properties style:min-row-height="0.55cm"/>
    </style:style>
    <style:style style:name="表格1.A5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表格1.B5" style:family="table-cell">
      <style:table-cell-properties fo:padding="0.097cm" fo:border-left="0.035cm solid #000000" fo:border-right="0.035cm solid #000000" fo:border-top="0.035cm solid #000000" fo:border-bottom="none"/>
    </style:style>
    <style:style style:name="表格1.6" style:family="table-row">
      <style:table-row-properties style:min-row-height="1.589cm"/>
    </style:style>
    <style:style style:name="表格1.B6" style:family="table-cell">
      <style:table-cell-properties fo:padding="0.097cm" fo:border-left="0.035cm solid #000000" fo:border-right="0.035cm solid #000000" fo:border-top="none" fo:border-bottom="none"/>
    </style:style>
    <style:style style:name="表格1.7" style:family="table-row">
      <style:table-row-properties style:min-row-height="0.631cm"/>
    </style:style>
    <style:style style:name="表格1.8" style:family="table-row">
      <style:table-row-properties style:min-row-height="0.582cm"/>
    </style:style>
    <style:style style:name="表格1.10" style:family="table-row">
      <style:table-row-properties style:min-row-height="0.503cm"/>
    </style:style>
    <style:style style:name="表格1.11" style:family="table-row">
      <style:table-row-properties style:min-row-height="0.556cm"/>
    </style:style>
    <style:style style:name="表格1.E11" style:family="table-cell">
      <style:table-cell-properties fo:padding="0.097cm" fo:border-left="none" fo:border-right="none" fo:border-top="none" fo:border-bottom="0.035cm solid #000000"/>
    </style:style>
    <style:style style:name="表格1.K11" style:family="table-cell">
      <style:table-cell-properties fo:padding="0.097cm" fo:border-left="none" fo:border-right="0.035cm solid #000000" fo:border-top="none" fo:border-bottom="0.035cm solid #000000"/>
    </style:style>
    <style:style style:name="表格1.12" style:family="table-row">
      <style:table-row-properties style:min-row-height="1.64cm"/>
    </style:style>
    <style:style style:name="表格1.14" style:family="table-row">
      <style:table-row-properties style:min-row-height="1.693cm"/>
    </style:style>
    <style:style style:name="表格1.15" style:family="table-row">
      <style:table-row-properties style:min-row-height="0.529cm"/>
    </style:style>
    <style:style style:name="表格1.A16" style:family="table-cell">
      <style:table-cell-properties fo:padding="0.097cm" fo:border-left="0.035cm solid #000000" fo:border-right="0.035cm solid #000000" fo:border-top="none" fo:border-bottom="0.035cm solid #000000"/>
    </style:style>
    <style:style style:name="表格1.A17" style:family="table-cell">
      <style:table-cell-properties style:vertical-align="middle" fo:padding="0.097cm" fo:border-left="0.035cm solid #000000" fo:border-right="0.035cm solid #000000" fo:border-top="none" fo:border-bottom="none"/>
    </style:style>
    <style:style style:name="表格1.I17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表格1.18" style:family="table-row">
      <style:table-row-properties style:min-row-height="0.589cm"/>
    </style:style>
    <style:style style:name="表格1.A18" style:family="table-cell">
      <style:table-cell-properties style:vertical-align="" fo:padding="0.097cm" fo:border-left="0.035cm solid #000000" fo:border-right="0.035cm solid #000000" fo:border-top="none" fo:border-bottom="0.035cm solid #000000"/>
    </style:style>
    <style:style style:name="表格1.19" style:family="table-row">
      <style:table-row-properties style:min-row-height="0.893cm"/>
    </style:style>
    <style:style style:name="表格1.I19" style:family="table-cell">
      <style:table-cell-properties style:vertical-align="middle" fo:padding="0.097cm" fo:border="0.035cm solid #000000"/>
    </style:style>
    <style:style style:name="表格1.20" style:family="table-row">
      <style:table-row-properties style:min-row-height="0.727cm"/>
    </style:style>
    <style:style style:name="表格1.A20" style:family="table-cell">
      <style:table-cell-properties style:vertical-align="middle" fo:padding="0.097cm" fo:border-left="0.035cm solid #000000" fo:border-right="0.035cm solid #000000" fo:border-top="0.035cm solid #000000" fo:border-bottom="none"/>
    </style:style>
    <style:style style:name="表格1.21" style:family="table-row">
      <style:table-row-properties style:min-row-height="0.563cm"/>
    </style:style>
    <style:style style:name="表格1.A21" style:family="table-cell">
      <style:table-cell-properties style:vertical-align="" fo:padding="0.097cm" fo:border-left="0.035cm solid #000000" fo:border-right="0.035cm solid #000000" fo:border-top="none" fo:border-bottom="none"/>
    </style:style>
    <style:style style:name="表格1.22" style:family="table-row">
      <style:table-row-properties style:min-row-height="0.635cm"/>
    </style:style>
    <style:style style:name="表格1.23" style:family="table-row">
      <style:table-row-properties style:min-row-height="0.45cm"/>
    </style:style>
    <style:style style:name="表格1.25" style:family="table-row">
      <style:table-row-properties style:min-row-height="0.46cm"/>
    </style:style>
    <style:style style:name="表格1.26" style:family="table-row">
      <style:table-row-properties style:min-row-height="0.972cm"/>
    </style:style>
    <style:style style:name="表格1.27" style:family="table-row">
      <style:table-row-properties style:min-row-height="1.005cm"/>
    </style:style>
    <style:style style:name="表格1.A27" style:family="table-cell">
      <style:table-cell-properties style:vertical-align="" fo:padding="0.097cm" fo:border-left="0.035cm solid #000000" fo:border-right="0.035cm solid #000000" fo:border-top="0.035cm solid #000000" fo:border-bottom="none"/>
    </style:style>
    <style:style style:name="表格1.28" style:family="table-row">
      <style:table-row-properties style:min-row-height="0.24cm"/>
    </style:style>
    <style:style style:name="表格1.29" style:family="table-row">
      <style:table-row-properties style:min-row-height="0.422cm"/>
    </style:style>
    <style:style style:name="表格1.30" style:family="table-row">
      <style:table-row-properties style:min-row-height="0.482cm"/>
    </style:style>
    <style:style style:name="表格1.31" style:family="table-row">
      <style:table-row-properties style:min-row-height="0.476cm"/>
    </style:style>
    <style:style style:name="表格1.32" style:family="table-row">
      <style:table-row-properties style:min-row-height="1.247cm"/>
    </style:style>
    <style:style style:name="表格5" style:family="table">
      <style:table-properties style:width="19.013cm" fo:margin-left="0cm" fo:margin-right="-0.012cm" table:align="margins"/>
    </style:style>
    <style:style style:name="表格5.A" style:family="table-column">
      <style:table-column-properties style:column-width="9.499cm" style:rel-column-width="32740*"/>
    </style:style>
    <style:style style:name="表格5.B" style:family="table-column">
      <style:table-column-properties style:column-width="9.514cm" style:rel-column-width="32795*"/>
    </style:style>
    <style:style style:name="表格5.1" style:family="table-row">
      <style:table-row-properties style:min-row-height="0.635cm"/>
    </style:style>
    <style:style style:name="表格5.A1" style:family="table-cell">
      <style:table-cell-properties style:vertical-align="bottom" fo:padding="0.097cm" fo:border-left="none" fo:border-right="none" fo:border-top="0.002cm solid #000000" fo:border-bottom="none"/>
    </style:style>
    <style:style style:name="表格5.2" style:family="table-row">
      <style:table-row-properties style:min-row-height="0.497cm"/>
    </style:style>
    <style:style style:name="表格5.A2" style:family="table-cell">
      <style:table-cell-properties style:vertical-align="bottom" fo:padding="0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5pt" style:font-size-asian="5pt" style:font-size-complex="5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language-asian="zh" style:country-asian="CN" style:font-size-complex="9pt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5.5pt" style:font-size-asian="5.5pt" style:font-size-complex="5.5pt"/>
    </style:style>
    <style:style style:name="P11" style:family="paragraph" style:parent-style-name="Table_20_Contents">
      <style:paragraph-properties fo:text-align="end" style:justify-single-word="false"/>
      <style:text-properties fo:font-size="10.5pt" style:font-size-asian="10.5pt" style:language-asian="zh" style:country-asian="CN" style:font-size-complex="10.5pt"/>
    </style:style>
    <style:style style:name="P12" style:family="paragraph" style:parent-style-name="Table_20_Contents">
      <style:text-properties style:font-name="Times New Roman" style:font-name-asian="Times New Roman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style:font-name-asian="Times New Roman"/>
    </style:style>
    <style:style style:name="P14" style:family="paragraph" style:parent-style-name="Standard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15" style:family="paragraph" style:parent-style-name="Table_20_Contents">
      <style:text-properties fo:font-size="9pt" style:font-size-asian="9pt" style:language-asian="zh" style:country-asian="CN" style:font-size-complex="9pt"/>
    </style:style>
    <style:style style:name="T1" style:family="text">
      <style:text-properties style:language-asian="zh" style:country-asian="CN"/>
    </style:style>
    <style:style style:name="T2" style:family="text">
      <style:text-properties fo:font-size="10pt" style:font-size-asian="10pt" style:language-asian="zh" style:country-asian="CN" style:font-size-complex="10pt"/>
    </style:style>
    <style:style style:name="T3" style:family="text">
      <style:text-properties style:font-name-asian="宋体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table:number-columns-spanned="2" office:value-type="string">
            <text:p text:style-name="P11">[[repeatIn(objects,'o')]] <text:s text:c="4"/></text:p>
          </table:table-cell>
          <table:covered-table-cell/>
          <table:table-cell table:style-name="表格1.A1" table:number-columns-spanned="9" office:value-type="string">
            <text:p text:style-name="P5">深圳市牧泰莱电路技术有限公司</text:p>
            <text:p text:style-name="P4">SHENZHEN MULTILAYER PCB TECHNOLOGY CO., LTD.</text:p>
            <text:p text:style-name="P3"/>
            <text:p text:style-name="P2">合同更改申请/通知单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1"/>
          </table:table-cell>
        </table:table-row>
        <table:table-row>
          <table:table-cell table:style-name="表格1.A1" table:number-columns-spanned="12" office:value-type="string">
            <text:p text:style-name="P11"><text:s/>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table:number-columns-spanned="3" office:value-type="string">
            <text:p text:style-name="P7">合同号</text:p>
          </table:table-cell>
          <table:covered-table-cell/>
          <table:covered-table-cell/>
          <table:table-cell table:style-name="表格1.A3" table:number-columns-spanned="3" office:value-type="string">
            <text:p text:style-name="P6">[[o.sale_order_id.name]]</text:p>
          </table:table-cell>
          <table:covered-table-cell/>
          <table:covered-table-cell/>
          <table:table-cell table:style-name="表格1.G3" table:number-columns-spanned="3" office:value-type="string">
            <text:p text:style-name="P7">档案号</text:p>
          </table:table-cell>
          <table:covered-table-cell/>
          <table:covered-table-cell/>
          <table:table-cell table:style-name="表格1.J3" table:number-columns-spanned="3" office:value-type="string">
            <text:p text:style-name="P9"><text:s/>[[o.partner_id.partner_code]]-[[o.product_id]]</text:p>
          </table:table-cell>
          <table:covered-table-cell/>
          <table:covered-table-cell/>
        </table:table-row>
        <table:table-row>
          <table:table-cell table:style-name="表格1.A4" table:number-columns-spanned="3" office:value-type="string">
            <text:p text:style-name="P7">订货数量</text:p>
          </table:table-cell>
          <table:covered-table-cell/>
          <table:covered-table-cell/>
          <table:table-cell table:style-name="表格1.A4" table:number-columns-spanned="3" office:value-type="string">
            <text:p text:style-name="P6"/>
          </table:table-cell>
          <table:covered-table-cell/>
          <table:covered-table-cell/>
          <table:table-cell table:style-name="表格1.G3" table:number-columns-spanned="3" office:value-type="string">
            <text:p text:style-name="P14">交货日期</text:p>
          </table:table-cell>
          <table:covered-table-cell/>
          <table:covered-table-cell/>
          <table:table-cell table:style-name="表格1.J4" table:number-columns-spanned="3" office:value-type="string">
            <text:p text:style-name="P6"><text:s/>[[o.delivery_date]]</text:p>
          </table:table-cell>
          <table:covered-table-cell/>
          <table:covered-table-cell/>
        </table:table-row>
        <table:table-row table:style-name="表格1.5">
          <table:table-cell table:style-name="表格1.A5" table:number-rows-spanned="11" office:value-type="string">
            <text:p text:style-name="P7">合</text:p>
            <text:p text:style-name="P7">同</text:p>
            <text:p text:style-name="P7">更</text:p>
            <text:p text:style-name="P7">改</text:p>
            <text:p text:style-name="P7">记</text:p>
            <text:p text:style-name="P7">录</text:p>
          </table:table-cell>
          <table:table-cell table:style-name="表格1.B5" table:number-columns-spanned="11" office:value-type="string">
            <text:p text:style-name="P6">合同更改原因及内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covered-table-cell/>
          <table:table-cell table:style-name="表格1.B6" table:number-columns-spanned="11" office:value-type="string">
            <text:p text:style-name="P6"><text:s text:c="4"/>[[o.context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/>
          <table:table-cell table:style-name="表格1.B6" table:number-columns-spanned="11" office:value-type="string">
            <text:p text:style-name="P6">更改时效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/>
          <table:table-cell table:style-name="表格1.B6" table:number-columns-spanned="11" office:value-type="string">
            <text:p text:style-name="P6">暂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/>
          <table:table-cell table:style-name="表格1.B6" table:number-columns-spanned="11" office:value-type="string">
            <text:p text:style-name="P6">恢复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covered-table-cell/>
          <table:table-cell table:style-name="表格1.B6" table:number-columns-spanned="11" office:value-type="string">
            <text:p text:style-name="P6">（库存板的数量：[[o.stock_count]] ） <text:s text:c="5"/>同类型产品处理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covered-table-cell/>
          <table:table-cell table:style-name="表格1.A4" table:number-columns-spanned="3" office:value-type="string">
            <text:p text:style-name="P6">所附资料：__________</text:p>
          </table:table-cell>
          <table:covered-table-cell/>
          <table:covered-table-cell/>
          <table:table-cell table:style-name="表格1.E11" table:number-columns-spanned="3" office:value-type="string">
            <text:p text:style-name="P6">资料审核：[[o.pcb_info_id.order_recive_id.assessor_id.employeename]]</text:p>
          </table:table-cell>
          <table:covered-table-cell/>
          <table:covered-table-cell/>
          <table:table-cell table:style-name="表格1.E11" table:number-columns-spanned="3" office:value-type="string">
            <text:p text:style-name="P6">更改申请人：[[o.response_id.name]]</text:p>
          </table:table-cell>
          <table:covered-table-cell/>
          <table:covered-table-cell/>
          <table:table-cell table:style-name="表格1.K11" table:number-columns-spanned="2" office:value-type="string">
            <text:p text:style-name="P6">日期：[[o.create_datetime]]</text:p>
          </table:table-cell>
          <table:covered-table-cell/>
        </table:table-row>
        <table:table-row table:style-name="表格1.12">
          <table:covered-table-cell/>
          <table:table-cell table:style-name="表格1.B5" table:number-columns-spanned="11" office:value-type="string">
            <text:p text:style-name="P6">现场在制品情况（含待补产品）：</text:p>
            <text:p text:style-name="P6"><text:s text:c="4"/>[[o.plan_process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covered-table-cell/>
          <table:table-cell table:style-name="表格1.A4" table:number-columns-spanned="4" office:value-type="string">
            <text:p text:style-name="P9"><text:s/><text:span text:style-name="T1">已开生产暂停恢复通知单</text:span></text:p>
          </table:table-cell>
          <table:covered-table-cell/>
          <table:covered-table-cell/>
          <table:covered-table-cell/>
          <table:table-cell table:style-name="表格1.E11" table:number-columns-spanned="2" office:value-type="string">
            <text:p text:style-name="P6">生产计划：[[o.plan_clerk]]</text:p>
          </table:table-cell>
          <table:covered-table-cell/>
          <table:table-cell table:style-name="表格1.E11" table:number-columns-spanned="3" office:value-type="string">
            <text:p text:style-name="P6">日期：[[(o.plan_time[0:10])]]</text:p>
          </table:table-cell>
          <table:covered-table-cell/>
          <table:covered-table-cell/>
          <table:table-cell table:style-name="表格1.K11" table:number-columns-spanned="2" office:value-type="string">
            <text:p text:style-name="P6">时间：[[(o.plan_time[10:20])]]</text:p>
          </table:table-cell>
          <table:covered-table-cell/>
        </table:table-row>
        <table:table-row table:style-name="表格1.14">
          <table:covered-table-cell/>
          <table:table-cell table:style-name="表格1.B5" table:number-columns-spanned="11" office:value-type="string">
            <text:p text:style-name="P6">工程资料及在制品更改方案（含库存品）</text:p>
            <text:p text:style-name="P6"><text:s text:c="4"/>[[o.eng_process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covered-table-cell/>
          <table:table-cell table:style-name="表格1.A4" table:number-columns-spanned="4" office:value-type="string">
            <text:p text:style-name="P6">工程更改通知单编号：（ <text:s text:c="3"/>）</text:p>
          </table:table-cell>
          <table:covered-table-cell/>
          <table:covered-table-cell/>
          <table:covered-table-cell/>
          <table:table-cell table:style-name="表格1.E11" table:number-columns-spanned="2" office:value-type="string">
            <text:p text:style-name="P6">工程技术部：<text:span text:style-name="T3">[[des_app_time(cr,uid,o.id,'工程部','app')]]</text:span></text:p>
          </table:table-cell>
          <table:covered-table-cell/>
          <table:table-cell table:style-name="表格1.E11" table:number-columns-spanned="3" office:value-type="string">
            <text:p text:style-name="P6">日期：<text:span text:style-name="T3">[[(des_app_time(cr,uid,o.id,'工程部','time')[0:10])]]</text:span></text:p>
          </table:table-cell>
          <table:covered-table-cell/>
          <table:covered-table-cell/>
          <table:table-cell table:style-name="表格1.K11" table:number-columns-spanned="2" office:value-type="string">
            <text:p text:style-name="P6">时间：<text:span text:style-name="T3">[[(des_app_time(cr,uid,o.id,'工程部','time')[10:20])]]</text:span> </text:p>
          </table:table-cell>
          <table:covered-table-cell/>
        </table:table-row>
        <table:table-row table:style-name="表格1.11">
          <table:table-cell table:style-name="表格1.A16" table:number-columns-spanned="12" office:value-type="string">
            <text:p text:style-name="P7">合同更改评审记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7" table:number-columns-spanned="8" office:value-type="string">
            <text:p text:style-name="P6">工程技术部：能否满足合同变更后设计/工艺要求？ <text:s text:c="4"/><text:span text:style-name="T3">[[is_sure(cr,uid,o.id,'工程部'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7" table:number-rows-spanned="2" table:number-columns-spanned="4" office:value-type="string">
            <text:p text:style-name="P6">工程技术部：<text:span text:style-name="T3">[[des_app_time(cr,uid,o.id,'工程部','app')]]</text:span></text:p>
          </table:table-cell>
          <table:covered-table-cell/>
          <table:covered-table-cell/>
          <table:covered-table-cell/>
        </table:table-row>
        <table:table-row table:style-name="表格1.18">
          <table:table-cell table:style-name="表格1.A18" table:number-rows-spanned="2" table:number-columns-spanned="8" office:value-type="string">
            <text:p text:style-name="P6">评审记录：<text:span text:style-name="T3">[[des_app_time(cr,uid,o.id,'工程部','des'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9" table:number-columns-spanned="4" office:value-type="string">
            <text:p text:style-name="P6">日期：<text:span text:style-name="T3">[[(des_app_time(cr,uid,o.id,'工程部','time')[0:10])]]</text:span> <text:s text:c="6"/>时间：<text:span text:style-name="T3">[[(des_app_time(cr,uid,o.id,'工程部','time')[10:20])]]</text:span> <text:s/></text:p>
          </table:table-cell>
          <table:covered-table-cell/>
          <table:covered-table-cell/>
          <table:covered-table-cell/>
        </table:table-row>
        <table:table-row table:style-name="表格1.20">
          <table:table-cell table:style-name="表格1.A20" table:number-columns-spanned="8" office:value-type="string">
            <text:p text:style-name="P6">品质部：能否满足合同变更后的品质要求？ <text:s text:c="3"/><text:span text:style-name="T3">[[is_sure(cr,uid,o.id,'品质部'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7" table:number-rows-spanned="2" table:number-columns-spanned="4" office:value-type="string">
            <text:p text:style-name="P6">品质部：<text:span text:style-name="T3">[[des_app_time(cr,uid,o.id,'品质部','app')]]</text:span></text:p>
          </table:table-cell>
          <table:covered-table-cell/>
          <table:covered-table-cell/>
          <table:covered-table-cell/>
        </table:table-row>
        <table:table-row table:style-name="表格1.21">
          <table:table-cell table:style-name="表格1.A21" table:number-rows-spanned="2" table:number-columns-spanned="8" office:value-type="string">
            <text:p text:style-name="P6">评审记录：<text:span text:style-name="T3">[[des_app_time(cr,uid,o.id,'品质部','des'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7" table:number-rows-spanned="2" table:number-columns-spanned="4" office:value-type="string">
            <text:p text:style-name="P6">日期：<text:span text:style-name="T3">[[(des_app_time(cr,uid,o.id,'品质部','time')[0:10])]]</text:span> <text:s text:c="6"/>时间：<text:span text:style-name="T3">[[(des_app_time(cr,uid,o.id,'品质部','time')[10:20])]]</text:span> </text:p>
          </table:table-cell>
          <table:covered-table-cell/>
          <table:covered-table-cell/>
          <table:covered-table-cell/>
        </table:table-row>
        <table:table-row table:style-name="表格1.23">
          <table:table-cell table:style-name="表格1.I17" table:number-columns-spanned="8" office:value-type="string">
            <text:p text:style-name="P6">更改造成的损失：[[p(cr,uid,o.id,'loss')]] <text:s text:c="16"/>库存板的处理：[[p(cr,uid,o.id,'store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8" office:value-type="string">
            <text:p text:style-name="P6">生产计划部：能否满足合同变更后交货期要求？ <text:s text:c="3"/><text:bookmark-start text:name="__DdeLink__492_492817407"/><text:s/><text:bookmark-start text:name="__DdeLink__486_492817407"/><text:bookmark-start text:name="__DdeLink__496_492817407"/><text:span text:style-name="T3">[[is_sure(cr,uid,o.id,'计划部')]]</text:span><text:bookmark-end text:name="__DdeLink__492_492817407"/><text:bookmark-end text:name="__DdeLink__486_492817407"/><text:bookmark-end text:name="__DdeLink__496_4928174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7" table:number-rows-spanned="2" table:number-columns-spanned="4" office:value-type="string">
            <text:p text:style-name="P6">生产计划部：<text:span text:style-name="T3">[[des_app_time(cr,uid,o.id,'计划部','app')]]</text:span></text:p>
          </table:table-cell>
          <table:covered-table-cell/>
          <table:covered-table-cell/>
          <table:covered-table-cell/>
        </table:table-row>
        <table:table-row table:style-name="表格1.25">
          <table:table-cell table:style-name="表格1.A21" table:number-rows-spanned="2" table:number-columns-spanned="8" office:value-type="string">
            <text:p text:style-name="P6">评审记录：<text:span text:style-name="T3">[[des_app_time(cr,uid,o.id,'计划部','des'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7" table:number-columns-spanned="4" office:value-type="string">
            <text:p text:style-name="P6">日期：<text:span text:style-name="T3">[[(des_app_time(cr,uid,o.id,'计划部','time')[0:10])]]</text:span> <text:s text:c="8"/>时间：<text:span text:style-name="T3">[[(des_app_time(cr,uid,o.id,'计划部','time')[10:20])]]</text:span> </text:p>
          </table:table-cell>
          <table:covered-table-cell/>
          <table:covered-table-cell/>
          <table:covered-table-cell/>
        </table:table-row>
        <table:table-row table:style-name="表格1.27">
          <table:table-cell table:style-name="表格1.A27" table:number-columns-spanned="8" office:value-type="string">
            <text:p text:style-name="P6">订单中心：合同变更内容及要求是否全部清楚？ <text:s text:c="2"/><text:span text:style-name="T3">[[is_sure(cr,uid,o.id,'订单中心'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7" table:number-rows-spanned="2" table:number-columns-spanned="4" office:value-type="string">
            <text:p text:style-name="P6">订单中心：<text:span text:style-name="T3">[[des_app_time(cr,uid,o.id,'订单中心','app')]]</text:span></text:p>
          </table:table-cell>
          <table:covered-table-cell/>
          <table:covered-table-cell/>
          <table:covered-table-cell/>
        </table:table-row>
        <table:table-row table:style-name="表格1.28">
          <table:table-cell table:style-name="表格1.A17" table:number-rows-spanned="2" table:number-columns-spanned="8" office:value-type="string">
            <text:p text:style-name="P6"><text:soft-page-break/>造成的工具损失：[[s(cr,uid,o.id,'tool_loss')]] <text:s text:c="12"/>产品损失：[[s(cr,uid,o.id,'product_loss')]] <text:s text:c="9"/>返工翻修费用：[[s(cr,uid,o.id,'rework_cost')]]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7" table:number-rows-spanned="3" table:number-columns-spanned="4" office:value-type="string">
            <text:p text:style-name="P6"><text:soft-page-break/>日期：<text:span text:style-name="T3">[[(des_app_time(cr,uid,o.id,'订单中心','time')[0:10])]]</text:span> <text:s text:c="6"/>时间：<text:span text:style-name="T3">[[(des_app_time(cr,uid,o.id,'订单中心','time')[10:20])]]</text:span> </text:p>
          </table:table-cell>
          <table:covered-table-cell/>
          <table:covered-table-cell/>
          <table:covered-table-cell/>
        </table:table-row>
        <table:table-row table:style-name="表格1.30">
          <table:table-cell table:style-name="表格1.A17" table:number-columns-spanned="8" office:value-type="string">
            <text:p text:style-name="P6">订单中心与客户协商结果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1">
          <table:table-cell table:style-name="表格1.I17" table:number-columns-spanned="8" office:value-type="string">
            <text:p text:style-name="P6">[[s(cr,uid,o.id,'consultation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2">
          <table:table-cell table:style-name="表格1.I17" table:number-columns-spanned="12" office:value-type="string">
            <text:p text:style-name="P6">批准：[[o.finally_note]]</text:p>
            <text:p text:style-name="P8">批准：[[o.order_manager]] <text:s text:c="11"/>日期：[[o.finally_time]] <text:s text:c="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table:number-columns-spanned="2" office:value-type="string">
            <text:p text:style-name="Table_20_Contents"><text:s/><text:span text:style-name="T2">备注：合同更改经评审合格后，各部门需按照更改后的合同条款履行合同。</text:span></text:p>
          </table:table-cell>
          <table:covered-table-cell/>
        </table:table-row>
        <table:table-row table:style-name="表格5.2">
          <table:table-cell table:style-name="表格5.A2" office:value-type="string">
            <text:p text:style-name="P12"><text:s text:c="3"/>2010/10/20 <text:s text:c="3"/>Rev:F</text:p>
          </table:table-cell>
          <table:table-cell table:style-name="表格5.A2" office:value-type="string">
            <text:p text:style-name="P13">MTL-SR-009 <text:s text:c="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09:37:16.92</meta:creation-date>
    <dc:date>2015-02-15T09:53:01.10</dc:date>
    <meta:editing-duration>PT10H28M52S</meta:editing-duration>
    <meta:editing-cycles>87</meta:editing-cycles>
    <meta:generator>OpenOffice.org/3.4.1$Win32 OpenOffice.org_project/341m1$Build-9593</meta:generator>
    <meta:print-date>2015-01-27T10:19:43.76</meta:print-date>
    <meta:document-statistic meta:table-count="2" meta:image-count="0" meta:object-count="0" meta:page-count="2" meta:paragraph-count="65" meta:word-count="576" meta:character-count="2214"/>
  </office:meta>
</office:document-meta>
</file>